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lipseJavaCompiler.handleError( String className , int line , int column , Object error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clipseJavaCompi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clipseJavaCompiler.setDestination( String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ilationUnit.getMainTyp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clipseJavaCompiler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findType( char [ ] [ ] compound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clipseJavaCompiler.setClasspath( String 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ilationUnit.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clipseJavaCompiler.setSource( String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setCompilerComplianceLevel( int compilerComplianc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isPackage( char [ ] [ ] parentPackageName , char [ ] packag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clipseJavaCompil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EclipseJava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isPackage( String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clipseJavaCompiler.acceptResult( CompilationResult res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mpilationUnit.getPackag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clipseJavaCompiler.compile(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8">
            <text:p text:style-name="Table_20_Contents">238</text:p>
          </table:table-cell>
        </table:table-row>
        <table:table-row>
          <table:table-cell office:value-type="string">
            <text:p text:style-name="Table_20_Contents">EclipseJavaCompile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makeClassName( String fi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clipseJavaCompiler.findType( String class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mpilationUnit.getCont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mpilationUni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findType( char [ ] typeName , char [ ] [ ] packag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